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34208" officeooo:paragraph-rsid="00034208"/>
    </style:style>
    <style:style style:name="P2" style:family="paragraph" style:parent-style-name="Subtitle">
      <style:text-properties officeooo:rsid="00034208" officeooo:paragraph-rsid="00034208"/>
    </style:style>
    <style:style style:name="P3" style:family="paragraph" style:parent-style-name="Title">
      <style:text-properties officeooo:rsid="00034208" officeooo:paragraph-rsid="00034208"/>
    </style:style>
    <style:style style:name="T1" style:family="text">
      <style:text-properties officeooo:rsid="00034208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Task-Writing Summary</text:p>
      <text:p text:style-name="P1"/>
      <text:p text:style-name="P2">Time Series and Analysis Video Series by <text:span text:style-name="T2">Director</text:span></text:p>
      <text:p text:style-name="P1"><text:span text:style-name="T2"/></text:p>
      <text:h text:style-name="Heading_20_1" text:outline-level="1"><text:span text:style-name="T1">Video Part 1.a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4:28:26.195817167</meta:creation-date>
    <dc:date>2020-04-29T14:41:04.623750301</dc:date>
    <meta:editing-duration>PT1M18S</meta:editing-duration>
    <meta:editing-cycles>1</meta:editing-cycles>
    <meta:document-statistic meta:table-count="0" meta:image-count="0" meta:object-count="0" meta:page-count="1" meta:paragraph-count="3" meta:word-count="13" meta:character-count="83" meta:non-whitespace-character-count="73"/>
    <meta:generator>LibreOffice/6.0.7.3$Linux_X86_64 LibreOffice_project/00m0$Build-3</meta:generator>
  </office:meta>
</office:document-meta>
</file>